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374e5"/>
    </style:style>
    <style:style style:name="P2" style:family="paragraph" style:parent-style-name="Standard">
      <style:paragraph-properties fo:text-align="justify" style:justify-single-word="false"/>
      <style:text-properties officeooo:paragraph-rsid="002d31c7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374e5" officeooo:paragraph-rsid="001374e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109194" officeooo:paragraph-rsid="0024e8f1"/>
    </style:style>
    <style:style style:name="P5" style:family="paragraph" style:parent-style-name="Standard">
      <style:text-properties fo:language="ru" fo:country="RU" officeooo:rsid="00109194" officeooo:paragraph-rsid="00109194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96c0b" officeooo:paragraph-rsid="00096c0b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96c0b" officeooo:paragraph-rsid="000bb324"/>
    </style:style>
    <style:style style:name="P8" style:family="paragraph" style:parent-style-name="Standard">
      <style:text-properties fo:language="ru" fo:country="RU" officeooo:rsid="00096c0b" officeooo:paragraph-rsid="00096c0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paragraph-rsid="00156d94"/>
    </style:style>
    <style:style style:name="P10" style:family="paragraph" style:parent-style-name="Standard">
      <style:text-properties fo:language="ru" fo:country="RU" officeooo:rsid="000aaa4d" officeooo:paragraph-rsid="000aaa4d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aaa4d" officeooo:paragraph-rsid="00096c0b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style="italic" officeooo:rsid="000bb324" officeooo:paragraph-rsid="000bb324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style="italic" officeooo:rsid="001374e5" officeooo:paragraph-rsid="001374e5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officeooo:rsid="0021be2a" officeooo:paragraph-rsid="0021be2a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officeooo:rsid="00277db4" officeooo:paragraph-rsid="00277db4" style:font-style-asian="italic" style:font-style-complex="italic"/>
    </style:style>
    <style:style style:name="P16" style:family="paragraph" style:parent-style-name="Standard">
      <style:text-properties fo:language="ru" fo:country="RU" fo:font-style="italic" officeooo:rsid="000cd031" officeooo:paragraph-rsid="000cd031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language="ru" fo:country="RU" fo:font-style="normal" fo:font-weight="bold" officeooo:rsid="000cd031" officeooo:paragraph-rsid="000cd03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ru" fo:country="RU" fo:font-style="normal" fo:font-weight="bold" officeooo:rsid="001d601c" officeooo:paragraph-rsid="001d601c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language="ru" fo:country="RU" fo:font-style="normal" fo:font-weight="bold" officeooo:rsid="002fd1b0" officeooo:paragraph-rsid="002fd1b0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style="normal" officeooo:rsid="001374e5" officeooo:paragraph-rsid="001374e5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officeooo:rsid="0021be2a" officeooo:paragraph-rsid="0021be2a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fo:language="ru" fo:country="RU" fo:font-style="normal" officeooo:rsid="0021be2a" officeooo:paragraph-rsid="002fd1b0" style:font-style-asian="normal" style:font-style-complex="normal"/>
    </style:style>
    <style:style style:name="P23" style:family="paragraph" style:parent-style-name="Standard">
      <style:text-properties fo:language="ru" fo:country="RU" fo:font-style="normal" officeooo:rsid="000cd031" officeooo:paragraph-rsid="001374e5" style:font-style-asian="normal" style:font-style-complex="normal"/>
    </style:style>
    <style:style style:name="P24" style:family="paragraph" style:parent-style-name="Standard">
      <style:text-properties fo:language="ru" fo:country="RU" fo:font-style="normal" officeooo:rsid="00156d94" officeooo:paragraph-rsid="00156d94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language="ru" fo:country="RU" fo:font-style="normal" officeooo:rsid="00156d94" officeooo:paragraph-rsid="00156d94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language="ru" fo:country="RU" fo:font-style="normal" officeooo:rsid="001d4944" officeooo:paragraph-rsid="002d31c7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language="ru" fo:country="RU" fo:font-style="normal" officeooo:rsid="001d601c" officeooo:paragraph-rsid="001d601c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d4944" officeooo:paragraph-rsid="001d494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d4944" officeooo:paragraph-rsid="0032474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fd1b0" officeooo:paragraph-rsid="002fd1b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language="ru" fo:country="RU" officeooo:rsid="00172340" officeooo:paragraph-rsid="00172340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24e8f1" officeooo:paragraph-rsid="0024e8f1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306eae" officeooo:paragraph-rsid="00306eae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ru" fo:country="RU" officeooo:rsid="00096c0b" officeooo:paragraph-rsid="00096c0b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ru" fo:country="RU" officeooo:rsid="001d601c" officeooo:paragraph-rsid="001d601c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ru" fo:country="RU" officeooo:rsid="000aaa4d" officeooo:paragraph-rsid="001217e9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ru" fo:country="RU" officeooo:rsid="000aaa4d" officeooo:paragraph-rsid="000aaa4d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ru" fo:country="RU" officeooo:paragraph-rsid="00156d94"/>
    </style:style>
    <style:style style:name="P39" style:family="paragraph" style:parent-style-name="Standard" style:list-style-name="L5">
      <style:paragraph-properties fo:text-align="justify" style:justify-single-word="false"/>
      <style:text-properties officeooo:paragraph-rsid="002d31c7"/>
    </style:style>
    <style:style style:name="P40" style:family="paragraph" style:parent-style-name="Standard" style:list-style-name="L3">
      <style:paragraph-properties fo:text-align="justify" style:justify-single-word="false"/>
      <style:text-properties officeooo:paragraph-rsid="00156d94"/>
    </style:style>
    <style:style style:name="T1" style:family="text">
      <style:text-properties officeooo:rsid="00096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b324" style:font-weight-asian="bold" style:font-weight-complex="bold"/>
    </style:style>
    <style:style style:name="T4" style:family="text">
      <style:text-properties fo:font-weight="bold" officeooo:rsid="000cd031" style:font-weight-asian="bold" style:font-weight-complex="bold"/>
    </style:style>
    <style:style style:name="T5" style:family="text">
      <style:text-properties fo:font-weight="bold" officeooo:rsid="00096c0b" style:font-weight-asian="bold" style:font-weight-complex="bold"/>
    </style:style>
    <style:style style:name="T6" style:family="text">
      <style:text-properties fo:font-weight="bold" officeooo:rsid="001217e9" style:font-weight-asian="bold" style:font-weight-complex="bold"/>
    </style:style>
    <style:style style:name="T7" style:family="text">
      <style:text-properties fo:font-weight="bold" officeooo:rsid="00172340" style:font-weight-asian="bold" style:font-weight-complex="bold"/>
    </style:style>
    <style:style style:name="T8" style:family="text">
      <style:text-properties fo:font-weight="bold" officeooo:rsid="001e8805" style:font-weight-asian="bold" style:font-weight-complex="bold"/>
    </style:style>
    <style:style style:name="T9" style:family="text">
      <style:text-properties fo:font-weight="bold" officeooo:rsid="001bd25c" style:font-weight-asian="bold" style:font-weight-complex="bold"/>
    </style:style>
    <style:style style:name="T10" style:family="text">
      <style:text-properties fo:font-weight="bold" officeooo:rsid="002fd1b0" style:font-weight-asian="bold" style:font-weight-complex="bold"/>
    </style:style>
    <style:style style:name="T11" style:family="text">
      <style:text-properties fo:font-weight="bold" officeooo:rsid="002d31c7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96c0b" style:font-weight-asian="normal" style:font-weight-complex="normal"/>
    </style:style>
    <style:style style:name="T14" style:family="text">
      <style:text-properties fo:font-weight="normal" officeooo:rsid="001217e9" style:font-weight-asian="normal" style:font-weight-complex="normal"/>
    </style:style>
    <style:style style:name="T15" style:family="text">
      <style:text-properties fo:font-weight="normal" officeooo:rsid="001bd25c" style:font-weight-asian="normal" style:font-weight-complex="normal"/>
    </style:style>
    <style:style style:name="T16" style:family="text">
      <style:text-properties fo:font-weight="normal" officeooo:rsid="002d31c7" style:font-weight-asian="normal" style:font-weight-complex="normal"/>
    </style:style>
    <style:style style:name="T17" style:family="text">
      <style:text-properties fo:font-weight="normal" officeooo:rsid="002ea288" style:font-weight-asian="normal" style:font-weight-complex="normal"/>
    </style:style>
    <style:style style:name="T18" style:family="text">
      <style:text-properties fo:font-weight="normal" officeooo:rsid="002561e3" style:font-weight-asian="normal" style:font-weight-complex="normal"/>
    </style:style>
    <style:style style:name="T19" style:family="text">
      <style:text-properties fo:font-weight="normal" officeooo:rsid="002ead79" style:font-weight-asian="normal" style:font-weight-complex="normal"/>
    </style:style>
    <style:style style:name="T20" style:family="text">
      <style:text-properties fo:font-weight="normal" officeooo:rsid="0032474a" style:font-weight-asian="normal" style:font-weight-complex="normal"/>
    </style:style>
    <style:style style:name="T21" style:family="text">
      <style:text-properties fo:font-weight="normal" officeooo:rsid="00330569" style:font-weight-asian="normal" style:font-weight-complex="normal"/>
    </style:style>
    <style:style style:name="T22" style:family="text">
      <style:text-properties fo:font-weight="normal" officeooo:rsid="0037bd66" style:font-weight-asian="normal" style:font-weight-complex="normal"/>
    </style:style>
    <style:style style:name="T23" style:family="text">
      <style:text-properties officeooo:rsid="000bb324"/>
    </style:style>
    <style:style style:name="T24" style:family="text">
      <style:text-properties officeooo:rsid="000c7904"/>
    </style:style>
    <style:style style:name="T25" style:family="text">
      <style:text-properties officeooo:rsid="000cd031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cd031" style:font-style-asian="normal" style:font-style-complex="normal"/>
    </style:style>
    <style:style style:name="T28" style:family="text">
      <style:text-properties fo:font-style="normal" officeooo:rsid="001374e5" style:font-style-asian="normal" style:font-style-complex="normal"/>
    </style:style>
    <style:style style:name="T29" style:family="text">
      <style:text-properties fo:font-style="normal" officeooo:rsid="00156d94" style:font-style-asian="normal" style:font-style-complex="normal"/>
    </style:style>
    <style:style style:name="T30" style:family="text">
      <style:text-properties fo:font-style="normal" officeooo:rsid="0019127d" style:font-style-asian="normal" style:font-style-complex="normal"/>
    </style:style>
    <style:style style:name="T31" style:family="text">
      <style:text-properties fo:font-style="normal" officeooo:rsid="001ab772" style:font-style-asian="normal" style:font-style-complex="normal"/>
    </style:style>
    <style:style style:name="T32" style:family="text">
      <style:text-properties fo:font-style="normal" officeooo:rsid="00277db4" style:font-style-asian="normal" style:font-style-complex="normal"/>
    </style:style>
    <style:style style:name="T33" style:family="text">
      <style:text-properties fo:font-style="normal" officeooo:rsid="0032474a" style:font-style-asian="normal" style:font-style-complex="normal"/>
    </style:style>
    <style:style style:name="T34" style:family="text">
      <style:text-properties fo:font-style="normal" officeooo:rsid="003614b9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0cd031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374e5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56d94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e8805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1be2a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2474a" style:font-style-asian="normal" style:font-weight-asian="bold" style:font-style-complex="normal" style:font-weight-complex="bold"/>
    </style:style>
    <style:style style:name="T42" style:family="text">
      <style:text-properties fo:font-style="normal" fo:font-weight="normal" officeooo:rsid="00156d9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0cd031" style:font-style-asian="normal" style:font-weight-asian="normal" style:font-style-complex="normal" style:font-weight-complex="normal"/>
    </style:style>
    <style:style style:name="T44" style:family="text">
      <style:text-properties officeooo:rsid="001105dd"/>
    </style:style>
    <style:style style:name="T45" style:family="text">
      <style:text-properties officeooo:rsid="001374e5"/>
    </style:style>
    <style:style style:name="T46" style:family="text">
      <style:text-properties officeooo:rsid="00172340"/>
    </style:style>
    <style:style style:name="T47" style:family="text">
      <style:text-properties officeooo:rsid="00172a75"/>
    </style:style>
    <style:style style:name="T48" style:family="text">
      <style:text-properties officeooo:rsid="001bd25c"/>
    </style:style>
    <style:style style:name="T49" style:family="text">
      <style:text-properties officeooo:rsid="001d601c"/>
    </style:style>
    <style:style style:name="T50" style:family="text">
      <style:text-properties officeooo:rsid="001e670e"/>
    </style:style>
    <style:style style:name="T51" style:family="text">
      <style:text-properties officeooo:rsid="00202a3b"/>
    </style:style>
    <style:style style:name="T52" style:family="text">
      <style:text-properties officeooo:rsid="00277db4"/>
    </style:style>
    <style:style style:name="T53" style:family="text">
      <style:text-properties fo:language="ru" fo:country="RU" fo:font-style="normal" fo:font-weight="bold" officeooo:rsid="000cd031" style:font-style-asian="normal" style:font-weight-asian="bold" style:font-style-complex="normal" style:font-weight-complex="bold"/>
    </style:style>
    <style:style style:name="T54" style:family="text">
      <style:text-properties fo:language="ru" fo:country="RU" fo:font-style="normal" fo:font-weight="bold" officeooo:rsid="001ab772" style:font-style-asian="normal" style:font-weight-asian="bold" style:font-style-complex="normal" style:font-weight-complex="bold"/>
    </style:style>
    <style:style style:name="T55" style:family="text">
      <style:text-properties fo:language="ru" fo:country="RU" fo:font-style="normal" fo:font-weight="bold" officeooo:rsid="001bd25c" style:font-style-asian="normal" style:font-weight-asian="bold" style:font-style-complex="normal" style:font-weight-complex="bold"/>
    </style:style>
    <style:style style:name="T56" style:family="text">
      <style:text-properties fo:language="ru" fo:country="RU" fo:font-style="normal" fo:font-weight="bold" officeooo:rsid="00156d94" style:font-style-asian="normal" style:font-weight-asian="bold" style:font-style-complex="normal" style:font-weight-complex="bold"/>
    </style:style>
    <style:style style:name="T57" style:family="text">
      <style:text-properties fo:language="ru" fo:country="RU" fo:font-style="normal" officeooo:rsid="000cd031" style:font-style-asian="normal" style:font-style-complex="normal"/>
    </style:style>
    <style:style style:name="T58" style:family="text">
      <style:text-properties fo:language="ru" fo:country="RU" fo:font-style="normal" officeooo:rsid="00277db4" style:font-style-asian="normal" style:font-style-complex="normal"/>
    </style:style>
    <style:style style:name="T59" style:family="text">
      <style:text-properties fo:language="ru" fo:country="RU" fo:font-style="normal" officeooo:rsid="002ac823" style:font-style-asian="normal" style:font-style-complex="normal"/>
    </style:style>
    <style:style style:name="T60" style:family="text">
      <style:text-properties fo:language="ru" fo:country="RU" fo:font-style="normal" officeooo:rsid="002d31c7" style:font-style-asian="normal" style:font-style-complex="normal"/>
    </style:style>
    <style:style style:name="T61" style:family="text">
      <style:text-properties fo:language="ru" fo:country="RU" fo:font-style="normal" officeooo:rsid="001ab772" style:font-style-asian="normal" style:font-style-complex="normal"/>
    </style:style>
    <style:style style:name="T62" style:family="text">
      <style:text-properties fo:language="ru" fo:country="RU" fo:font-style="normal" officeooo:rsid="001bd25c" style:font-style-asian="normal" style:font-style-complex="normal"/>
    </style:style>
    <style:style style:name="T63" style:family="text">
      <style:text-properties fo:language="ru" fo:country="RU" fo:font-style="normal" officeooo:rsid="002fd1b0" style:font-style-asian="normal" style:font-style-complex="normal"/>
    </style:style>
    <style:style style:name="T64" style:family="text">
      <style:text-properties fo:language="ru" fo:country="RU" fo:font-style="normal" officeooo:rsid="00306eae" style:font-style-asian="normal" style:font-style-complex="normal"/>
    </style:style>
    <style:style style:name="T65" style:family="text">
      <style:text-properties fo:language="ru" fo:country="RU" fo:font-style="normal" officeooo:rsid="0032474a" style:font-style-asian="normal" style:font-style-complex="normal"/>
    </style:style>
    <style:style style:name="T66" style:family="text">
      <style:text-properties fo:language="ru" fo:country="RU" fo:font-style="normal" officeooo:rsid="00156d94" style:font-style-asian="normal" style:font-style-complex="normal"/>
    </style:style>
    <style:style style:name="T67" style:family="text">
      <style:text-properties fo:language="ru" fo:country="RU" fo:font-style="normal" officeooo:rsid="003614b9" style:font-style-asian="normal" style:font-style-complex="normal"/>
    </style:style>
    <style:style style:name="T68" style:family="text">
      <style:text-properties fo:language="ru" fo:country="RU" fo:font-style="normal" officeooo:rsid="003709f5" style:font-style-asian="normal" style:font-style-complex="normal"/>
    </style:style>
    <style:style style:name="T69" style:family="text">
      <style:text-properties fo:language="ru" fo:country="RU" fo:font-style="normal" fo:font-weight="normal" officeooo:rsid="0011c6ff" style:font-style-asian="normal" style:font-weight-asian="normal" style:font-style-complex="normal" style:font-weight-complex="normal"/>
    </style:style>
    <style:style style:name="T70" style:family="text">
      <style:text-properties fo:language="ru" fo:country="RU" fo:font-style="normal" fo:font-weight="normal" officeooo:rsid="00277db4" style:font-style-asian="normal" style:font-weight-asian="normal" style:font-style-complex="normal" style:font-weight-complex="normal"/>
    </style:style>
    <style:style style:name="T71" style:family="text">
      <style:text-properties fo:language="ru" fo:country="RU" fo:font-style="normal" fo:font-weight="normal" officeooo:rsid="002d31c7" style:font-style-asian="normal" style:font-weight-asian="normal" style:font-style-complex="normal" style:font-weight-complex="normal"/>
    </style:style>
    <style:style style:name="T72" style:family="text">
      <style:text-properties fo:language="ru" fo:country="RU" fo:font-style="normal" fo:font-weight="normal" officeooo:rsid="001bd25c" style:font-style-asian="normal" style:font-weight-asian="normal" style:font-style-complex="normal" style:font-weight-complex="normal"/>
    </style:style>
    <style:style style:name="T73" style:family="text">
      <style:text-properties fo:language="ru" fo:country="RU" fo:font-style="normal" fo:font-weight="normal" officeooo:rsid="001ab772" style:font-style-asian="normal" style:font-weight-asian="normal" style:font-style-complex="normal" style:font-weight-complex="normal"/>
    </style:style>
    <style:style style:name="T74" style:family="text">
      <style:text-properties fo:language="ru" fo:country="RU" fo:font-style="normal" fo:font-weight="normal" officeooo:rsid="003614b9" style:font-style-asian="normal" style:font-weight-asian="normal" style:font-style-complex="normal" style:font-weight-complex="normal"/>
    </style:style>
    <style:style style:name="T75" style:family="text">
      <style:text-properties officeooo:rsid="00289d8a"/>
    </style:style>
    <style:style style:name="T76" style:family="text">
      <style:text-properties officeooo:rsid="0029f865"/>
    </style:style>
    <style:style style:name="T77" style:family="text">
      <style:text-properties officeooo:rsid="002c9a20"/>
    </style:style>
    <style:style style:name="T78" style:family="text">
      <style:text-properties officeooo:rsid="002fd1b0"/>
    </style:style>
    <style:style style:name="T79" style:family="text">
      <style:text-properties officeooo:rsid="0032474a"/>
    </style:style>
    <style:style style:name="T80" style:family="text">
      <style:text-properties officeooo:rsid="00330569"/>
    </style:style>
    <style:style style:name="T81" style:family="text">
      <style:text-properties officeooo:rsid="003614b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нтеграция микрофронтендов</text:p>
      <text:p text:style-name="P4">Данное руководство является отражением моего виденья формирования архитектуры микрофронтендов для сложных систем на текущий момент и может быть пересмотрено, дополнено или изменено в дальнейшем. </text:p>
      <text:p text:style-name="P32">2022-08-0<text:span text:style-name="T77">8</text:span></text:p>
      <text:p text:style-name="P5"/>
      <text:p text:style-name="P3">Аксиоматика</text:p>
      <text:p text:style-name="P6">В основе нижеизложенных идей будут лежать следующие тезисы:</text:p>
      <text:list xml:id="list3660739254" text:style-name="L1">
        <text:list-item>
          <text:p text:style-name="P34">Фронтенд приложение будет достаточно большим и будет разрабатываться несколькими командами параллельно, будет включать в себя большое число микрофронтендов (десятки, а современем возможно и более сотни)</text:p>
        </text:list-item>
        <text:list-item>
          <text:p text:style-name="P35">Микрофронтенды деплоятся независимо. Пересборка всей системы сразу не должна требоваться при изменениях любого микроофронтенда (пересобираются только зависимые от измен<text:span text:style-name="T76">ё</text:span>нного микрофронтенда части).</text:p>
        </text:list-item>
        <text:list-item>
          <text:p text:style-name="P34">Микрофронтенды могут достаточно много общаться между собой и делиться информацией как во время монтирования, так и во время работы. </text:p>
        </text:list-item>
        <text:list-item>
          <text:p text:style-name="P34">Каждый микрофронтенд должен быть доступен вне зависимости от доступности и работоспособности других микрофронтендов (кроме случаев где эта недоступность обосновано с точки зрения бизнеса).</text:p>
        </text:list-item>
        <text:list-item>
          <text:p text:style-name="P36">Сложные системы схожи между собой, поэтому в качестве основы для размышления будем использовать <text:span text:style-name="T2">Event Driven Architecture</text:span> широко распростран<text:span text:style-name="T76">ё</text:span>нную на бэкенде сложных систем с небольшими модификациями для фронтенда.</text:p>
        </text:list-item>
        <text:list-item>
          <text:p text:style-name="P36"><text:span text:style-name="T1">Архитектурная цель – обеспечить </text:span><text:span text:style-name="T5">максимальную независимость в разработке </text:span><text:span text:style-name="T13">микрофронтендов </text:span><text:span text:style-name="T14">и обеспечить </text:span><text:span text:style-name="T6">их максимальную стабильность</text:span><text:span text:style-name="T14"> в условиях с неизвестным (chaotic) окружением</text:span><text:span text:style-name="T1">, тем самым уменьшая коммуникационную нагрузку между командами и ускоряя процесс доставки новых фич пользователям.</text:span></text:p>
        </text:list-item>
      </text:list>
      <text:p text:style-name="P8"/>
      <text:p text:style-name="P3">Аналогия</text:p>
      <text:p text:style-name="P11">Хорошая аналогия помогает лучше понять идею, поэтому постараюсь провести аналогии между частями экосистемы фронтенда и бэкенда:</text:p>
      <text:list xml:id="list2629426207" text:style-name="L2">
        <text:list-item>
          <text:p text:style-name="P37">Полное фронтенд приложение – полная бэкенд система.</text:p>
        </text:list-item>
        <text:list-item>
          <text:p text:style-name="P37">Страница (привязана к конкретному url или группе url) – cубсистема включающая группу микросервисов.</text:p>
        </text:list-item>
        <text:list-item>
          <text:p text:style-name="P37">Микрофронтенд – микросервис.</text:p>
        </text:list-item>
        <text:list-item>
          <text:p text:style-name="P37">Состояние микрофронтнеда (state) – б<text:span text:style-name="T49">аза </text:span>д<text:span text:style-name="T49">анных</text:span> микросервиса.</text:p>
        </text:list-item>
      </text:list>
      <text:p text:style-name="P10"/>
      <text:p text:style-name="P3">Концепт <text:span text:style-name="T80">подхода к</text:span> интегр<text:span text:style-name="T47">а</text:span>ции сложных систем</text:p>
      <text:p text:style-name="P7">Задача не является тривиальной, <text:span text:style-name="T50">может быть осуществлена различными способ</text:span><text:span text:style-name="T52">а</text:span><text:span text:style-name="T50">ми,</text:span> поэтому нужно обязательно ввести стандарты по коммуникациям <text:span text:style-name="T50">микрофронтендов</text:span>. <text:span text:style-name="T23">С точки зрения бэкенда для сложных систем на сегодня один из стандартных подходов к коммуникациям между микросервисами и субсистемами является подход включающий в себя выставление двух типов интерфейстов для каждого микросервиса – </text:span><text:span text:style-name="T3">интерфейса синхронного общения</text:span><text:span text:style-name="T23"> </text:span><text:span text:style-name="T25">(</text:span><text:span text:style-name="T4">ИСО</text:span><text:span text:style-name="T25">) </text:span><text:span text:style-name="T23">для прямого общения (обычно это restApi, описываемый с помощью </text:span><text:span text:style-name="T3">openApi</text:span><text:span text:style-name="T23">), и </text:span><text:span text:style-name="T3">интерфейса асинхронного общения</text:span><text:span text:style-name="T23"> </text:span><text:span text:style-name="T25">(</text:span><text:span text:style-name="T4">ИАО</text:span><text:span text:style-name="T25">) </text:span><text:span text:style-name="T23">для общения через события (events) (может описывается с помощью </text:span><text:span text:style-name="T3">asyncApi</text:span><text:span text:style-name="T23">). Оба механизма общения будут необходимы для правильного проектирования </text:span><text:span text:style-name="T75">сложной </text:span><text:span text:style-name="T23">системы микрофронтендов.</text:span></text:p>
      <text:p text:style-name="P7"/>
      <text:p text:style-name="P15">Использовании спецификации openApi и asyncApi даёт не только более консистентное описание, но и возможность автоматически генерировать необходимые интерфейсы по <text:soft-page-break/>спецификации, что предупреждает ошибки несоответствия описания в документации и в имплементации. <text:span text:style-name="T80">К сожалению на фронте я специализированных аналогов не нашёл.</text:span></text:p>
      <text:p text:style-name="P7"/>
      <text:p text:style-name="P12">Как альтернатива <text:span text:style-name="T25">ИСО </text:span><text:span text:style-name="T44">для микрофронтендов</text:span>, в интернете об этом говорят как об одном из стандартных способов коммуникации между module federation microfrontends, можно использовать <text:span text:style-name="T2">общие хранилища (store) с методами и данными</text:span>. Лично я считаю этот подход плохо масштабируемым на большое количество микрофронтендов, это похоже на то, что (по аналогии) у системы микросервисов на бэкенде есть одна общая база данных – раньше этот подход был распростран<text:span text:style-name="T52">ё</text:span>н, но на сегодня похоже от него отказываются в силу ряда причин, <text:span text:style-name="T24"><text:s/>тут похоже нарушается Single Responsibility Principle (SRP) и инкапсуляция данных</text:span>.</text:p>
      <text:p text:style-name="P12"/>
      <text:p text:style-name="P13"><text:span text:style-name="T26">Мо</text:span><text:span text:style-name="T32">ё</text:span> <text:span text:style-name="T26">предложение заключается в том, чтобы постараться перенять опыт бэкенда и создавать ИСО и ИАО для микрофронтендов.</text:span></text:p>
      <text:p text:style-name="P16"/>
      <text:p text:style-name="P17"><text:span text:style-name="T45">Н</text:span>азначение интерфейсов <text:span text:style-name="T44">ИСО и ИАО для микрофронтендов</text:span></text:p>
      <text:p text:style-name="P1"><text:span text:style-name="T53">ИСО</text:span><text:span text:style-name="T57"> необходимы для быстрого </text:span><text:span text:style-name="T53">запроса на получение текущего состояния микрофронтенда</text:span><text:span text:style-name="T57"> или запроса на выполнение некоторого конкретного действия (с этим нужно быть особенно осторожным дабы избежать превращения системы в big ball of mud (</text:span><text:a xlink:type="simple" xlink:href="https://en.wikipedia.org/wiki/Big_ball_of_mud" text:style-name="Internet_20_link" text:visited-style-name="Visited_20_Internet_20_Link">https://en.wikipedia.org/wiki/Big_ball_of_mud</text:a><text:span text:style-name="T57">)). Я советую ввести конвенцию максимально запрещающую писать подобные интерфейсы позволяющие синхронно влиять на состояние микрофронтендов, </text:span><text:span text:style-name="T59">иначе </text:span><text:span text:style-name="T57">это неминуемо привед</text:span><text:span text:style-name="T58">ё</text:span><text:span text:style-name="T57">т к проблемам с зацепл</text:span><text:span text:style-name="T58">ё</text:span><text:span text:style-name="T57">нностью между модулями системы, </text:span><text:span text:style-name="T53">лучше всего использовать ИСО только для получение данных </text:span><text:span text:style-name="T69">(наприме</text:span><text:span text:style-name="T70">р</text:span><text:span text:style-name="T69"> в момент монтирования микрофронтенда может быть необходимым получить часть некоторого состояния другого микрофронтенда, именно тут и пригодится ИСО)</text:span><text:span text:style-name="T57">.</text:span></text:p>
      <text:p text:style-name="P23"/>
      <text:p text:style-name="P9"><text:span text:style-name="T27">Для каждого микрофронтенда должно существовать два</text:span><text:span text:style-name="T43"> </text:span><text:span text:style-name="T42">ИАО:</text:span></text:p>
      <text:list xml:id="list1211609067" text:style-name="L3">
        <text:list-item>
          <text:p text:style-name="P38"><text:span text:style-name="T29">О</text:span><text:span text:style-name="T27">дин описывает какие события прослушиваются данным микрофронтендом, </text:span><text:span text:style-name="T28">опис</text:span><text:span text:style-name="T30">ывает</text:span><text:span text:style-name="T28"> реацию на них</text:span><text:span text:style-name="T36"> </text:span><text:span text:style-name="T37">(ИАО для подписки – </text:span><text:span text:style-name="T38">ИАОП</text:span><text:span text:style-name="T37">)</text:span><text:span text:style-name="T29">. </text:span><text:span text:style-name="T31">ИАОП представляет собой спецификацию описывающую типы прослушиваемых сообщений, их версии </text:span><text:span text:style-name="T34">и возможно методы подписки.</text:span></text:p>
        </text:list-item>
        <text:list-item>
          <text:p text:style-name="P40"><text:span text:style-name="T66">В</text:span><text:span text:style-name="T57">торой – для описания возможных испускаемых событий </text:span><text:span text:style-name="T56">(ИАО для испускания – ИАОИ) </text:span><text:span text:style-name="T73">и</text:span><text:span text:style-name="T54"> </text:span><text:span text:style-name="T73">предоставления методов </text:span><text:span text:style-name="T74">испускания</text:span><text:span text:style-name="T57">, которые свидетельствуют о каких-то изменениях </text:span><text:span text:style-name="T67">в системе </text:span><text:span text:style-name="T57">и могут быть обработаны другими микрофронтендами.</text:span></text:p>
        </text:list-item>
      </text:list>
      <text:p text:style-name="P25"/>
      <text:p text:style-name="P33"><text:span text:style-name="T29">Т</text:span><text:span text:style-name="T26">ут следует учесть, что </text:span><text:span text:style-name="T35">событие должно быть частью бизнес-логики</text:span><text:span text:style-name="T26"> и не должно быть привязаным к конкретному микрофронтенду. Т.е. для фронта есть смысл организовывать отдельную библиотеку или несколько библиотек для хранения схем событий и методов испускания и подписки. </text:span><text:span text:style-name="T33">Назовём это </text:span><text:span text:style-name="T41">реестром событий</text:span><text:span text:style-name="T33">.</text:span></text:p>
      <text:p text:style-name="P24"/>
      <text:p text:style-name="P31"><text:span text:style-name="T40">Проблема </text:span><text:span text:style-name="T35">поддержк</text:span><text:span text:style-name="T40">и</text:span><text:span text:style-name="T35"> </text:span><text:span text:style-name="T39">при </text:span><text:span text:style-name="T35">нарушени</text:span><text:span text:style-name="T39">ях</text:span><text:span text:style-name="T35"> обратной совместимости</text:span></text:p>
      <text:p text:style-name="P20">Немаловажная часть <text:span text:style-name="T46">работы по созданию сложной системы </text:span><text:span text:style-name="T51">является </text:span>не только правильно имплементировать ИСО и ИАО, но и е<text:span text:style-name="T52">щё</text:span><text:span text:style-name="T2"> создать систему способную отслеживать изменения в интерфейсах событий и позволяющую автоматически уведомить </text:span><text:span text:style-name="T7">разработчиков</text:span><text:span text:style-name="T2"> в каких микрофронтендах потребуются доработки при отсутствии обратной совместимости </text:span><text:span text:style-name="T7">после изменений</text:span> (я считаю это важной и не тривиальной проблемой при разработке сложной системы <text:span text:style-name="T46">основанной на работе с событиями</text:span>).</text:p>
      <text:p text:style-name="P20"/>
      <text:p text:style-name="P14">Проблема связана с тем, что выставленные библиотеки ИАО имею<text:span text:style-name="T79">т</text:span> версии, которые к сожалению практически не позволяют автоматически установить список микрофронтендов <text:soft-page-break/><text:span text:style-name="T79">т</text:span>ребующих доработки в случае с несовместимыми изменениями в и<text:span text:style-name="T52">н</text:span>терфейсах <text:span text:style-name="T79">или методах </text:span>методов ИАО. Это связано с тем, что микрофронтенд использующий библиотеку ИАО определ<text:span text:style-name="T52">ё</text:span>нной версии нигде не указывает при обычном подходе какие именно методы (события) из этих библиотек он использует, что вызовет необходимость дополнительно обновлять эту зависимость в микрофронтенде, даже если обратная совместимость в новой версии библиотеки нарушена в другом методе (событии) и таким образом обновление микрофронтенда не требуется. Т.е. зацепленность микрофронтендов <text:span text:style-name="T81">немного </text:span>увеличивается.</text:p>
      <text:p text:style-name="P20"/>
      <text:p text:style-name="P22"><text:span text:style-name="T10">Решение проблемы методом 1: ручная поддержка </text:span><text:span text:style-name="T15"><text:s/></text:span><text:span text:style-name="T8">при </text:span><text:span text:style-name="T7">нарушени</text:span><text:span text:style-name="T8">ях</text:span><text:span text:style-name="T7"> обратной совместимости c </text:span><text:span text:style-name="T11">помощью </text:span><text:span text:style-name="T10">версионирования библиотек</text:span></text:p>
      <text:p text:style-name="P30"><text:span text:style-name="T78">Э</text:span>то классический подход в котором каждый раз при нарушении обратной совместимости в библиотеке выпускается новая мажорная версия, о чем уведомляются члены команд использующие эту библиотеку, после чего следует ручное обновление библиотеки с ручной проверокой за которой следует перебилд проекта. <text:span text:style-name="T81">Этот м</text:span>етод может потребовать дополнительных временных затрат <text:span text:style-name="T79">описанных в проблематике</text:span>.</text:p>
      <text:p text:style-name="P19"/>
      <text:p text:style-name="P22"><text:span text:style-name="T2">Решение</text:span> <text:span text:style-name="T2">проблемы </text:span><text:span text:style-name="T10">методом 2:</text:span><text:span text:style-name="T2"> </text:span><text:span text:style-name="T10">полу-</text:span><text:span text:style-name="T2">а</text:span><text:span text:style-name="T7">втоматическ</text:span><text:span text:style-name="T10">ая</text:span><text:span text:style-name="T2"> </text:span><text:span text:style-name="T7">поддержк</text:span><text:span text:style-name="T10">а </text:span><text:span text:style-name="T8">при </text:span><text:span text:style-name="T7">нарушени</text:span><text:span text:style-name="T8">ях</text:span><text:span text:style-name="T7"> обратной совместимости c </text:span><text:span text:style-name="T11">помощью автомати</text:span><text:span text:style-name="T10">чески генерируемой</text:span><text:span text:style-name="T11"> документации</text:span></text:p>
      <text:p text:style-name="P2"><text:span text:style-name="T61">Данная проблема решается </text:span><text:span text:style-name="T68">для ИАО </text:span><text:span text:style-name="T63">другим способом с </text:span><text:span text:style-name="T61">помощью </text:span><text:span text:style-name="T60">автоматически генерируемой документации </text:span><text:span text:style-name="T65">для микрофронтендов</text:span><text:span text:style-name="T64">. </text:span><text:span text:style-name="T60">П</text:span><text:span text:style-name="T61">ри билде </text:span><text:span text:style-name="T60">микрофронтенда </text:span><text:span text:style-name="T61">(или в другом необходимом случае) </text:span><text:span text:style-name="T60">можно </text:span><text:span text:style-name="T61">генерировать</text:span><text:span text:style-name="T64">. </text:span></text:p>
      <text:list xml:id="list1404905391" text:style-name="L5">
        <text:list-item>
          <text:p text:style-name="P39"><text:span text:style-name="T71">С</text:span><text:span text:style-name="T73">писок </text:span><text:span text:style-name="T72">событий и их версий,</text:span><text:span text:style-name="T55"> </text:span><text:span text:style-name="T72">которые использует </text:span><text:span text:style-name="T71">(прослушивает)</text:span><text:span text:style-name="T72"> собираемый микрофронтенд</text:span><text:span text:style-name="T62">. </text:span></text:p>
        </text:list-item>
        <text:list-item>
          <text:p text:style-name="P39"><text:span text:style-name="T60">Список событий и их версий которые может испускать собираемый микрофронтенд</text:span><text:span text:style-name="T68">.</text:span><text:span text:style-name="T60"> </text:span></text:p>
        </text:list-item>
      </text:list>
      <text:p text:style-name="P28"/>
      <text:p text:style-name="P29"><text:span text:style-name="T48">Это делается например с помощью написания кастомного плагина под </text:span><text:span text:style-name="T81">сборщик микрофронта</text:span><text:span text:style-name="T48"> способного собирать метаинформацию о собираемом приложении. </text:span></text:p>
      <text:p text:style-name="P29"/>
      <text:p text:style-name="P26"><text:span text:style-name="T15">При внедрении </text:span><text:span text:style-name="T16">реестра событий c</text:span><text:span text:style-name="T21">о</text:span><text:span text:style-name="T16"> списком используемых событий для каждого микрофронтенда</text:span><text:span text:style-name="T9"> </text:span><text:span text:style-name="T15">мы получим возможность получать информации о микрофронтендах которые следует обновить при нарушении обратной совместимости </text:span><text:span text:style-name="T20">для</text:span><text:span text:style-name="T15"> </text:span><text:span text:style-name="T20">каждого метода или интерфейса в реестре событий</text:span><text:span text:style-name="T15">.</text:span></text:p>
      <text:p text:style-name="P28"/>
      <text:p text:style-name="P21"><text:span text:style-name="T12">С ИСО </text:span><text:span text:style-name="T22">эта</text:span><text:span text:style-name="T12"> проблема </text:span><text:span text:style-name="T17">не </text:span><text:span text:style-name="T12">решается аналогичным способом, </text:span><text:span text:style-name="T22">т.к.</text:span><text:span text:style-name="T17"> код методов в библиотеке связан и изменение одного из методов может автоматически неконтролируемо приводит к изменению поведения другого метода</text:span><text:span text:style-name="T12">. </text:span><text:span text:style-name="T17">Это значит, что для синхронных библиотек подобный метод с реестром не подходит до тех пор пока мы не можем гарантировать полную независимость методов. </text:span><text:span text:style-name="T19">Значит тут придётся большее внимание уделять обратной совместимости.</text:span></text:p>
      <text:p text:style-name="P28"/>
      <text:p text:style-name="P18">Заключение</text:p>
      <text:p text:style-name="P27"><text:span text:style-name="T12">Архитектура сложных систем обычно не является тривиальной и требует понимания плюсов и минусов различных подходов. Для предупреждения проблем в будущем требуется описание </text:span><text:span text:style-name="T18">(и документирование) </text:span><text:span text:style-name="T12">не тривиальных решений (особенно архитектурных) с указанием причин выбора </text:span><text:span text:style-name="T18">решений </text:span><text:span text:style-name="T12">и возможных альтернатив в случае изменения внешних услов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01:00:12.535070553</meta:creation-date>
    <meta:generator>LibreOffice/7.3.5.2$Linux_X86_64 LibreOffice_project/30$Build-2</meta:generator>
    <dc:date>2022-08-18T03:48:23.795351224</dc:date>
    <meta:editing-duration>PT1H58M9S</meta:editing-duration>
    <meta:editing-cycles>41</meta:editing-cycles>
    <meta:document-statistic meta:table-count="0" meta:image-count="0" meta:object-count="0" meta:page-count="3" meta:paragraph-count="42" meta:word-count="1104" meta:character-count="8718" meta:non-whitespace-character-count="7652"/>
  </office:meta>
</office:document-meta>
</file>